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121" officeooo:paragraph-rsid="00143121"/>
    </style:style>
    <style:style style:name="P2" style:family="paragraph" style:parent-style-name="Standard">
      <style:text-properties officeooo:paragraph-rsid="001507c8"/>
    </style:style>
    <style:style style:name="P3" style:family="paragraph">
      <style:paragraph-properties fo:text-align="center"/>
    </style:style>
    <style:style style:name="T1" style:family="text">
      <style:text-properties officeooo:rsid="00143121"/>
    </style:style>
    <style:style style:name="T2" style:family="text">
      <style:text-properties officeooo:rsid="001507c8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Distributed Banking Applicati<text:span text:style-name="T1">on </text:span></text:p>
      <text:p text:style-name="Standard"><draw:line text:anchor-type="paragraph" draw:z-index="0" draw:name="Shape1" draw:style-name="gr1" draw:text-style-name="P3" svg:x1="-0.0528in" svg:y1="0.0673in" svg:x2="7.5224in" svg:y2="0.05in"><text:p/></draw:line></text:p>
      <text:p text:style-name="P1">Programming language used: Python2</text:p>
      <text:p text:style-name="P1">Tools:Ubuntu terminal</text:p>
      <text:p text:style-name="P1">Compilation of the code:</text:p>
      <text:p text:style-name="P1"><text:tab/>(1)In <text:s/>multiple terminals run the following command :</text:p>
      <text:p text:style-name="P1"><text:s text:c="5"/><text:tab/>python bank.py branch1 8021 5000.</text:p>
      <text:p text:style-name="P1"><text:tab/>(2)In one terminal run the following command :</text:p>
      <text:p text:style-name="P1"><text:s text:c="4"/><text:tab/> python controller.py 9000 branches.txt.</text:p>
      <text:p text:style-name="P1">Tasks by the group members:</text:p>
      <text:p text:style-name="P1"><text:tab/>(1)Mehul Bhuva:Implementation of the <text:span text:style-name="T2">Markers <text:s/>Retrieve snapshot part and debugging.</text:span></text:p>
      <text:p text:style-name="P2"><text:span text:style-name="T1"><text:tab/>(2)Akshata Nayak:Implementation of the </text:span>InitSnapshot<text:span text:style-name="T2"> and Return snapshot part.</text:span></text:p>
      <text:p text:style-name="P2"><text:span text:style-name="T2">C</text:span>ompletion status of the assignment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9:33:56.716645805</meta:creation-date>
    <dc:date>2018-11-11T23:20:06.792552309</dc:date>
    <meta:editing-duration>PT4M49S</meta:editing-duration>
    <meta:editing-cycles>1</meta:editing-cycles>
    <meta:document-statistic meta:table-count="0" meta:image-count="0" meta:object-count="0" meta:page-count="1" meta:paragraph-count="12" meta:word-count="68" meta:character-count="523" meta:non-whitespace-character-count="448"/>
    <meta:generator>LibreOffice/5.1.6.2$Linux_X86_64 LibreOffice_project/10m0$Build-2</meta:generator>
  </office:meta>
</office:document-meta>
</file>